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fo:orphans="0" fo:widows="0" style:text-autospace="none"/>
      <style:text-properties style:font-name="DejaVu Serif" fo:font-size="10pt" style:rfc-language-tag="es-ES-u-co-trad" fo:language="es" fo:country="ES" fo:font-weight="bold" style:font-size-asian="10pt" style:font-weight-asian="bold" style:font-name-complex="Comic Sans MS" style:font-size-complex="10pt" style:font-weight-complex="bold"/>
    </style:style>
    <style:style style:name="P2" style:family="paragraph" style:parent-style-name="Standard">
      <style:paragraph-properties fo:line-height="150%" fo:text-align="justify" style:justify-single-word="false" fo:orphans="0" fo:widows="0" style:text-autospace="none"/>
      <style:text-properties style:font-name="DejaVu Serif" fo:font-size="10pt" fo:language="en" fo:country="GB" fo:font-weight="bold" style:font-size-asian="10pt" style:font-weight-asian="bold" style:font-name-complex="Comic Sans MS" style:font-size-complex="10pt" style:font-weight-complex="bold"/>
    </style:style>
    <style:style style:name="P3" style:family="paragraph" style:parent-style-name="Standard" style:list-style-name="WW8Num10">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rfc-language-tag="es-ES-u-co-trad" fo:language="es" fo:country="ES" style:font-size-asian="10pt" style:font-name-complex="Comic Sans MS" style:font-size-complex="10pt"/>
    </style:style>
    <style:style style:name="P4" style:family="paragraph" style:parent-style-name="Standard" style:list-style-name="WW8Num13">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rfc-language-tag="es-ES-u-co-trad" fo:language="es" fo:country="ES" style:font-size-asian="10pt" style:font-name-complex="Comic Sans MS" style:font-size-complex="10pt"/>
    </style:style>
    <style:style style:name="P5" style:family="paragraph" style:parent-style-name="Standard" style:list-style-name="WW8Num4">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rfc-language-tag="es-ES-u-co-trad" fo:language="es" fo:country="ES" style:font-size-asian="10pt" style:font-name-complex="Comic Sans MS" style:font-size-complex="10pt"/>
    </style:style>
    <style:style style:name="P6" style:family="paragraph" style:parent-style-name="Standard" style:list-style-name="WW8Num18">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rfc-language-tag="es-ES-u-co-trad" fo:language="es" fo:country="ES" style:font-size-asian="10pt" style:font-name-complex="Comic Sans MS" style:font-size-complex="10pt"/>
    </style:style>
    <style:style style:name="P7" style:family="paragraph" style:parent-style-name="Standard" style:list-style-name="WW8Num6">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rfc-language-tag="es-ES-u-co-trad" fo:language="es" fo:country="ES" style:font-size-asian="10pt" style:font-name-complex="Comic Sans MS" style:font-size-complex="10pt"/>
    </style:style>
    <style:style style:name="P8" style:family="paragraph" style:parent-style-name="Standard" style:list-style-name="WW8Num3">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name-complex="Comic Sans MS" style:font-size-complex="10pt"/>
    </style:style>
    <style:style style:name="P9" style:family="paragraph" style:parent-style-name="Standard" style:list-style-name="WW8Num7">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name-complex="Comic Sans MS" style:font-size-complex="10pt"/>
    </style:style>
    <style:style style:name="P10" style:family="paragraph" style:parent-style-name="Standard" style:list-style-name="WW8Num14">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name-complex="Comic Sans MS" style:font-size-complex="10pt"/>
    </style:style>
    <style:style style:name="P11" style:family="paragraph" style:parent-style-name="Standard" style:list-style-name="WW8Num12">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name-complex="Comic Sans MS" style:font-size-complex="10pt"/>
    </style:style>
    <style:style style:name="P12" style:family="paragraph" style:parent-style-name="Standard" style:list-style-name="WW8Num16">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name-complex="Comic Sans MS" style:font-size-complex="10pt"/>
    </style:style>
    <style:style style:name="P13" style:family="paragraph" style:parent-style-name="Standard" style:list-style-name="WW8Num18">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size-complex="10pt"/>
    </style:style>
    <style:style style:name="P14" style:family="paragraph" style:parent-style-name="Standard" style:list-style-name="WW8Num2">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size-complex="10pt"/>
    </style:style>
    <style:style style:name="P15" style:family="paragraph" style:parent-style-name="Standard" style:list-style-name="WW8Num17">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size-complex="10pt"/>
    </style:style>
    <style:style style:name="P16" style:family="paragraph" style:parent-style-name="Standard" style:list-style-name="WW8Num8">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size-complex="10pt"/>
    </style:style>
    <style:style style:name="P17" style:family="paragraph" style:parent-style-name="Standard" style:list-style-name="WW8Num9">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size-complex="10pt"/>
    </style:style>
    <style:style style:name="P18" style:family="paragraph" style:parent-style-name="Standard" style:list-style-name="WW8Num5">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size-complex="10pt"/>
    </style:style>
    <style:style style:name="P19" style:family="paragraph" style:parent-style-name="Standard" style:list-style-name="WW8Num15">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size-complex="10pt"/>
    </style:style>
    <style:style style:name="P20" style:family="paragraph" style:parent-style-name="Standard" style:list-style-name="WW8Num1">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size-complex="10pt"/>
    </style:style>
    <style:style style:name="P21" style:family="paragraph" style:parent-style-name="Standard" style:list-style-name="WW8Num19">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size-complex="10pt"/>
    </style:style>
    <style:style style:name="P22" style:family="paragraph" style:parent-style-name="Standard" style:list-style-name="WW8Num11">
      <style:paragraph-properties fo:margin-left="1.27cm" fo:margin-right="0cm" fo:line-height="150%" fo:text-align="justify" style:justify-single-word="false" fo:orphans="0" fo:widows="0" fo:text-indent="-0.635cm" style:auto-text-indent="false" style:text-autospace="none">
        <style:tab-stops>
          <style:tab-stop style:position="1.27cm"/>
        </style:tab-stops>
      </style:paragraph-properties>
      <style:text-properties style:font-name="DejaVu Serif" fo:font-size="10pt" style:font-size-asian="10pt" style:font-size-complex="10pt"/>
    </style:style>
    <style:style style:name="P23" style:family="paragraph" style:parent-style-name="Standard" style:master-page-name="Standard">
      <style:paragraph-properties fo:line-height="150%" fo:text-align="center" style:justify-single-word="false" fo:orphans="0" fo:widows="0" style:page-number="auto" style:text-autospace="none"/>
      <style:text-properties style:font-name="DejaVu Serif" fo:font-size="10pt" style:rfc-language-tag="es-ES-u-co-trad" fo:language="es" fo:country="ES" style:text-underline-style="solid" style:text-underline-type="double" style:text-underline-width="auto" style:text-underline-color="font-color" fo:font-weight="bold" style:font-size-asian="10pt" style:font-weight-asian="bold" style:font-name-complex="Comic Sans MS" style:font-size-complex="10pt" style:font-weight-complex="bold"/>
    </style:style>
    <style:style style:name="T1" style:family="text">
      <style:text-properties style:font-name-complex="Comic Sans MS"/>
    </style:style>
    <style:style style:name="T2" style:family="text">
      <style:text-properties style:rfc-language-tag="es-ES-u-co-trad" fo:language="es" fo:country="ES" style:font-name-complex="Comic Sans MS"/>
    </style:style>
    <style:style style:name="T3" style:family="text">
      <style:text-properties fo:font-size="10pt" style:rfc-language-tag="es-ES-u-co-trad" fo:language="es" fo:country="ES" style:font-size-asian="10pt" style:font-name-complex="Comic Sans MS" style:font-size-complex="10pt"/>
    </style:style>
    <style:style style:name="T4" style:family="text">
      <style:text-properties fo:font-size="10pt" style:font-size-asian="10pt" style:font-name-complex="Comic Sans MS" style:font-size-complex="10pt"/>
    </style:style>
    <style:style style:name="T5" style:family="text">
      <style:text-properties style:font-name="Comic Sans MS" fo:font-size="10pt" style:rfc-language-tag="es-ES-u-co-trad" fo:language="es" fo:country="ES" fo:font-weight="bold" style:font-size-asian="10pt" style:font-weight-asian="bold" style:font-name-complex="Comic Sans MS" style:font-size-complex="10pt" style:font-weight-complex="bold"/>
    </style:style>
    <style:style style:name="T6" style:family="text">
      <style:text-properties style:font-name="Comic Sans MS" fo:font-size="10pt" style:rfc-language-tag="es-ES-u-co-trad" fo:language="es" fo:country="ES" style:font-size-asian="10pt" style:font-name-complex="Comic Sans MS" style:font-size-complex="10pt"/>
    </style:style>
    <style:style style:name="T7" style:family="text">
      <style:text-properties style:font-name="Comic Sans MS" fo:font-size="10pt" style:font-size-asian="10pt" style:font-name-complex="Comic Sans MS" style:font-size-complex="10pt"/>
    </style:style>
    <style:style style:name="T8" style:family="text">
      <style:text-properties style:font-name="Comic Sans MS" fo:font-size="10pt" fo:language="en" fo:country="GB" fo:font-weight="bold" style:font-size-asian="10pt" style:font-weight-asian="bold" style:font-name-complex="Comic Sans MS"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RÁCTICA 2</text:p>
      <text:p text:style-name="P1">Ejercicios:</text:p>
      <text:list xml:id="list443361130" text:style-name="WW8Num10">
        <text:list-item>
          <text:p text:style-name="P3">Mostrar el nombre de los clientes junto al nombre de su pueblo.</text:p>
        </text:list-item>
      </text:list>
      <text:list xml:id="list1393029975" text:style-name="WW8Num13">
        <text:list-item>
          <text:p text:style-name="P4">Mostrar el nombre de los pueblos junto con el nombre de la provincia correspondiente.</text:p>
        </text:list-item>
      </text:list>
      <text:list xml:id="list1593368391" text:style-name="WW8Num4">
        <text:list-item>
          <text:p text:style-name="P5">Mostrar el nombre de los clientes junto al nombre de su pueblo y el de su provincia.</text:p>
        </text:list-item>
      </text:list>
      <text:list xml:id="list1101879264" text:style-name="WW8Num18">
        <text:list-item>
          <text:p text:style-name="P6">Nombre de las provincias donde residen clientes sin que salgan valores repetidos.</text:p>
        </text:list-item>
        <text:list-item>
          <text:p text:style-name="P13"><text:span text:style-name="T2">Mostrar la descripción de los artículos que se han vendido en una cantidad superior a 10 unidades. Si un artículo se ha vendido más de una vez en una cantidad superior a 10 sólo debe salir una vez.</text:span></text:p>
        </text:list-item>
      </text:list>
      <text:list xml:id="list1213474486" text:style-name="WW8Num2">
        <text:list-item>
          <text:p text:style-name="P14"><text:span text:style-name="T2">Mostrar la fecha de factura junto con el código del artículo y la cantidad vendida por cada artículo vendido en alguna factura. Los datos deben salir ordenado por fecha, primero las más reciente, luego por el código del artículos, y si el mismo artículo se ha vendido varias veces en la misma fecha los más vendidos primero.</text:span></text:p>
        </text:list-item>
      </text:list>
      <text:list xml:id="list3094790134" text:style-name="WW8Num17">
        <text:list-item>
          <text:p text:style-name="P15"><text:span text:style-name="T2">Mostrar el código de factura y la fecha de las mismas de las facturas que se han facturado a un cliente que tenga en su código postal un 7.</text:span></text:p>
        </text:list-item>
      </text:list>
      <text:list xml:id="list2981175063" text:style-name="WW8Num6">
        <text:list-item>
          <text:p text:style-name="P7">Mostrar el código de factura, la fecha y el nombre del cliente de todas las facturas existentes en la base de datos.</text:p>
        </text:list-item>
      </text:list>
      <text:list xml:id="list1930110740" text:style-name="WW8Num8">
        <text:list-item>
          <text:p text:style-name="P16"><text:span text:style-name="T2">Mostrar un listado con el código de la factura, la fecha, el iva, el dto y el nombre del cliente para aquellas facturas que o bien no se le ha cobrado iva (no se ha cobrado iva si el iva es nulo o cero), o bien el descuento es nulo.</text:span></text:p>
        </text:list-item>
      </text:list>
      <text:list xml:id="list3898579166" text:style-name="WW8Num9">
        <text:list-item>
          <text:p text:style-name="P17"><text:span text:style-name="T1">Se quiere saber que artículos se han vendido más baratos que el precio que actualmente tenemos almacenados en la tabla de artículos, para ello se necesita mostrar la descripción de los artículos junto con el precio actual. Además deberá aparecer el precio en que se vendió si este precio es inferior al precio original.</text:span></text:p>
        </text:list-item>
      </text:list>
      <text:list xml:id="list2317629556" text:style-name="WW8Num5">
        <text:list-item>
          <text:p text:style-name="P18"><text:span text:style-name="T1">Mostrar el código de las facturas, junto a la fecha, iva y descuento. También debe aparecer la descripción de los artículos vendido junto al precio de venta, la cantidad y el descuento de ese artículo, para todos los artículos que se han vendido.</text:span></text:p>
        </text:list-item>
      </text:list>
      <text:list xml:id="list3844463466" text:style-name="WW8Num15">
        <text:list-item>
          <text:p text:style-name="P19"><text:span text:style-name="T1">Igual que el anterior, pero mostrando también el nombre del cliente al que se le ha vendido el artículo.</text:span></text:p>
        </text:list-item>
      </text:list>
      <text:list xml:id="list2848286142" text:style-name="WW8Num3">
        <text:list-item>
          <text:p text:style-name="P8">Mostrar los nombres de los clientes que viven en una provincia que contenga la <text:soft-page-break/>letra ma.</text:p>
        </text:list-item>
      </text:list>
      <text:list xml:id="list3815561111" text:style-name="WW8Num1">
        <text:list-item>
          <text:p text:style-name="P20"><text:span text:style-name="T1">Mostrar el código del cliente al que se le ha vendido un artículo que tienen un stock menor al stock mínimo.</text:span></text:p>
        </text:list-item>
      </text:list>
      <text:list xml:id="list3089121166" text:style-name="WW8Num19">
        <text:list-item>
          <text:p text:style-name="P21"><text:span text:style-name="T1">Mostrar el nombre de todos los artículos que se han vendido alguna vez. (no deben salir valores repetidos)</text:span></text:p>
        </text:list-item>
      </text:list>
      <text:list xml:id="list2841583085" text:style-name="WW8Num7">
        <text:list-item>
          <text:p text:style-name="P9">Se quiere saber el precio real al que se ha vendido cada vez los artículos. Para ello es necesario mostrar el nombre del artículo, junto con el precio de venta (no el que está almacenado en la tabla de artículos) menos el descuento aplicado en la línea de descuento.</text:p>
        </text:list-item>
      </text:list>
      <text:list xml:id="list1512194811" text:style-name="WW8Num14">
        <text:list-item>
          <text:p text:style-name="P10">Mostrar el nombre de los artículos que se han vendido a clientes que vivan en una provincia cuyo nombre termina <text:s/>por a.</text:p>
        </text:list-item>
      </text:list>
      <text:list xml:id="list2566800342" text:style-name="WW8Num12">
        <text:list-item>
          <text:p text:style-name="P11">Mostrar el nombre de los clientes sin que salgan repetidos a los que se les ha hecho un descuento superior al 10% en alguna de sus facturas.</text:p>
        </text:list-item>
      </text:list>
      <text:list xml:id="list3058807748" text:style-name="WW8Num11">
        <text:list-item>
          <text:p text:style-name="P22"><text:span text:style-name="T1">Mostrar el nombre de los clientes sin que salgan repetidos a los que se les ha hecho un descuento superior al 10% en alguna de sus facturas o en alguna de las líneas que componen la factura o en ambas.</text:span></text:p>
        </text:list-item>
      </text:list>
      <text:list xml:id="list2161512809" text:style-name="WW8Num16">
        <text:list-item>
          <text:p text:style-name="P12">Mostrar la descripción, la cantidad y el precio de venta de los artículos vendidos al cliente con nombre MARIA MERCEDES</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font-family-generic-complex="roman" style:font-pitch-complex="variable"/>
    </style:style>
    <style:style style:name="WW8Num1z0" style:family="text">
      <style:text-properties style:font-name="Comic Sans MS" fo:font-family="'Comic Sans MS'" style:font-family-generic="script" style:font-pitch="variable" fo:font-size="10pt" style:font-size-asian="10pt" style:font-name-complex="Comic Sans MS" style:font-family-complex="'Comic Sans MS'" style:font-family-generic-complex="script" style:font-pitch-complex="variable" style:font-size-complex="10pt"/>
    </style:style>
    <style:style style:name="WW8Num2z0" style:family="text">
      <style:text-properties style:font-name="Comic Sans MS" fo:font-family="'Comic Sans MS'" style:font-family-generic="script" style:font-pitch="variable" style:rfc-language-tag="es-ES-u-co-trad" fo:language="es" fo:country="ES" style:font-name-complex="Comic Sans MS" style:font-family-complex="'Comic Sans MS'" style:font-family-generic-complex="script" style:font-pitch-complex="variable"/>
    </style:style>
    <style:style style:name="WW8Num3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4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5z0" style:family="text">
      <style:text-properties style:font-name="Comic Sans MS" fo:font-family="'Comic Sans MS'" style:font-family-generic="script" style:font-pitch="variable" fo:font-size="10pt" style:font-size-asian="10pt" style:font-name-complex="Comic Sans MS" style:font-family-complex="'Comic Sans MS'" style:font-family-generic-complex="script" style:font-pitch-complex="variable" style:font-size-complex="10pt"/>
    </style:style>
    <style:style style:name="WW8Num6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7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8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9z0" style:family="text">
      <style:text-properties style:font-name="Comic Sans MS" fo:font-family="'Comic Sans MS'" style:font-family-generic="script" style:font-pitch="variable" fo:font-size="10pt" style:font-size-asian="10pt" style:font-name-complex="Comic Sans MS" style:font-family-complex="'Comic Sans MS'" style:font-family-generic-complex="script" style:font-pitch-complex="variable" style:font-size-complex="10pt"/>
    </style:style>
    <style:style style:name="WW8Num10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1z0" style:family="text">
      <style:text-properties style:font-name="Comic Sans MS" fo:font-family="'Comic Sans MS'" style:font-family-generic="script" style:font-pitch="variable" fo:font-size="10pt" style:font-size-asian="10pt" style:font-name-complex="Comic Sans MS" style:font-family-complex="'Comic Sans MS'" style:font-family-generic-complex="script" style:font-pitch-complex="variable" style:font-size-complex="10pt"/>
    </style:style>
    <style:style style:name="WW8Num12z0" style:family="text">
      <style:text-properties style:font-name="Comic Sans MS" fo:font-family="'Comic Sans MS'" style:font-family-generic="script" style:font-pitch="variable" fo:font-size="10pt" style:font-size-asian="10pt" style:font-name-complex="Comic Sans MS" style:font-family-complex="'Comic Sans MS'" style:font-family-generic-complex="script" style:font-pitch-complex="variable" style:font-size-complex="10pt"/>
    </style:style>
    <style:style style:name="WW8Num13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4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5z0" style:family="text">
      <style:text-properties style:font-name="Comic Sans MS" fo:font-family="'Comic Sans MS'" style:font-family-generic="script" style:font-pitch="variable" fo:font-size="10pt" style:font-size-asian="10pt" style:font-name-complex="Comic Sans MS" style:font-family-complex="'Comic Sans MS'" style:font-family-generic-complex="script" style:font-pitch-complex="variable" style:font-size-complex="10pt"/>
    </style:style>
    <style:style style:name="WW8Num16z0" style:family="text">
      <style:text-properties style:font-name="Comic Sans MS" fo:font-family="'Comic Sans MS'" style:font-family-generic="script" style:font-pitch="variable" fo:language="en" fo:country="GB" style:font-name-complex="Comic Sans MS" style:font-family-complex="'Comic Sans MS'" style:font-family-generic-complex="script" style:font-pitch-complex="variable"/>
    </style:style>
    <style:style style:name="WW8Num17z0" style:family="text">
      <style:text-properties style:font-name="Comic Sans MS" fo:font-family="'Comic Sans MS'" style:font-family-generic="script" style:font-pitch="variable" fo:font-size="10pt" style:rfc-language-tag="es-ES-u-co-trad" fo:language="es" fo:country="ES" style:font-size-asian="10pt" style:font-name-complex="Comic Sans MS" style:font-family-complex="'Comic Sans MS'" style:font-family-generic-complex="script" style:font-pitch-complex="variable" style:font-size-complex="10pt"/>
    </style:style>
    <style:style style:name="WW8Num18z0" style:family="text">
      <style:text-properties style:font-name="Comic Sans MS" fo:font-family="'Comic Sans MS'" style:font-family-generic="script" style:font-pitch="variable" style:rfc-language-tag="es-ES-u-co-trad" fo:language="es" fo:country="ES" style:font-name-complex="Comic Sans MS" style:font-family-complex="'Comic Sans MS'" style:font-family-generic-complex="script" style:font-pitch-complex="variable"/>
    </style:style>
    <style:style style:name="WW8Num19z0" style:family="text">
      <style:text-properties style:font-name="Comic Sans MS" fo:font-family="'Comic Sans MS'" style:font-family-generic="script" style:font-pitch="variable" fo:font-size="10pt" style:font-size-asian="10pt" style:font-name-complex="Comic Sans MS" style:font-family-complex="'Comic Sans MS'" style:font-family-generic-complex="script" style:font-pitch-complex="variable" style:font-size-complex="10pt"/>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Fuente_20_de_20_párrafo_20_predeter." style:display-name="Fuente de párrafo predeter." style:family="text"/>
    <style:style style:name="WW8Num21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St2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Fuente_20_de_20_párrafo_20_predeter.1" style:display-name="Fuente de párrafo predeter.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1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1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8">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1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1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1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18">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17">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text:start-value="1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text:start-value="2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7">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text:start-value="1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0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0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0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0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0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0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0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0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ÁCTICA 2</dc:title>
    <dc:subject/>
    <meta:keyword/>
    <meta:initial-creator>IES AXATI</meta:initial-creator>
    <meta:creation-date>2009-04-13T07:45:00</meta:creation-date>
    <dc:date>2022-03-08T12:26:37.901801100</dc:date>
    <meta:editing-cycles>3</meta:editing-cycles>
    <meta:editing-duration>PT2H12M29S</meta:editing-duration>
    <meta:document-statistic meta:table-count="0" meta:image-count="0" meta:object-count="0" meta:page-count="2" meta:paragraph-count="22" meta:word-count="603" meta:character-count="3209" meta:non-whitespace-character-count="2647"/>
    <meta:generator>LibreOffice/7.0.4.2$Linux_X86_64 LibreOffice_project/00$Build-2</meta:generator>
  </office:meta>
</office:document-meta>
</file>